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C3000000A1D578F1D8.svm" manifest:media-type=""/>
  <manifest:file-entry manifest:full-path="Pictures/20000001000003D90000012986DE52E8.svm" manifest:media-type=""/>
  <manifest:file-entry manifest:full-path="Pictures/2000000100000211000001290840249C.svm" manifest:media-type=""/>
  <manifest:file-entry manifest:full-path="Pictures/200000010000022E000000D855B9F02F.svm" manifest:media-type=""/>
  <manifest:file-entry manifest:full-path="Pictures/2000000100000243000000D8B95EBEA8.svm" manifest:media-type=""/>
  <manifest:file-entry manifest:full-path="Pictures/20000001000000BB000000E5B89C68BD.svm" manifest:media-type=""/>
  <manifest:file-entry manifest:full-path="Pictures/20000001000000FE0000010314D69F58.svm" manifest:media-type=""/>
  <manifest:file-entry manifest:full-path="Pictures/200000010000010F000000F2CD2953B9.svm" manifest:media-type=""/>
  <manifest:file-entry manifest:full-path="Pictures/20000001000000D400000103D65A644B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TexMathsArgs="14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TexMathsArgs="14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TexMathsArgs="14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TexMathsArgs="14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4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24cm"/>
    </style:style>
    <style:style style:name="gr17" style:family="graphic" style:parent-style-name="standard">
      <style:graphic-properties TexMathsArgs="14§display§i_{G}=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text-properties style:font-name="Jameel Noori Nastaleeq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3cm" svg:height="2.009cm" svg:x="1.26cm" svg:y="1.501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1.987cm" svg:height="1.002cm" draw:transform="rotate (-3.14159265358979) translate (3.62500000000358cm 3.506cm)" svg:viewBox="0 0 1988 1003" draw:points="1988,716 1988,0 2,0 2,164 0,164 0,1003 1986,842 1986,716">
          <text:p/>
        </draw:polygon>
        <draw:polygon draw:style-name="gr1" draw:text-style-name="P1" xml:id="id4" draw:id="id4" draw:layer="layout" svg:width="1.995cm" svg:height="0.992cm" svg:x="1.629cm" svg:y="1.496cm" svg:viewBox="0 0 1996 993" draw:points="0,708 0,0 1994,0 1994,162 1996,162 1996,993 2,834 2,708">
          <draw:glue-point draw:id="4" svg:x="4.268cm" svg:y="3.625cm"/>
          <draw:glue-point draw:id="5" svg:x="4.739cm" svg:y="4.38cm"/>
          <text:p/>
        </draw:polygon>
        <draw:custom-shape draw:style-name="gr1" draw:text-style-name="P1" draw:layer="layout" svg:width="2.523cm" svg:height="2.009cm" svg:x="7.544cm" svg:y="1.5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53cm" svg:height="0.752cm" svg:x="7.943cm" svg:y="2.7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753cm" svg:height="0.752cm" svg:x="7.926cm" svg:y="1.519cm">
          <draw:glue-point draw:id="4" svg:x="4.426cm" svg:y="-2.60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5cm" svg:height="0.603cm" svg:x="8.1cm" svg:y="1.5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5cm" svg:height="0.592cm" svg:x="8.108cm" svg:y="2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45cm" svg:height="0.061cm" svg:x="8.383cm" svg:y="1.462cm">
          <draw:glue-point draw:id="4" svg:x="2.994cm" svg:y="-5.245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45cm" svg:height="0.061cm" svg:x="8.383cm" svg:y="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71cm" svg:height="0.519cm" svg:x="10.07cm" svg:y="2.268cm">
          <draw:glue-point draw:id="4" svg:x="2.816cm" svg:y="-3.41cm"/>
          <draw:glue-point draw:id="5" svg:x="3.661cm" svg:y="-1.3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71cm" svg:height="0.519cm" svg:x="7.47cm" svg:y="2.268cm">
          <draw:glue-point draw:id="4" svg:x="-5.211cm" svg:y="-1.907cm"/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295cm" svg:height="0.361cm" svg:x="7.014cm" svg:y="2.044cm">
          <draw:image xlink:href="Pictures/20000001000000D400000103D65A644B.svm" xlink:type="simple" xlink:show="embed" xlink:actuate="onLoad">
            <text:p/>
          </draw:image>
        </draw:frame>
        <draw:frame draw:style-name="gr4" draw:text-style-name="P1" draw:layer="layout" svg:width="0.378cm" svg:height="0.337cm" svg:x="10.323cm" svg:y="2.068cm">
          <draw:image xlink:href="Pictures/200000010000010F000000F2CD2953B9.svm" xlink:type="simple" xlink:show="embed" xlink:actuate="onLoad">
            <text:p/>
          </draw:image>
        </draw:frame>
        <draw:frame draw:style-name="gr5" draw:text-style-name="P1" draw:layer="layout" svg:width="0.354cm" svg:height="0.361cm" svg:x="8.646cm" svg:y="1cm">
          <draw:image xlink:href="Pictures/20000001000000FE0000010314D69F58.svm" xlink:type="simple" xlink:show="embed" xlink:actuate="onLoad">
            <text:p/>
          </draw:image>
        </draw:frame>
        <draw:line draw:style-name="gr6" draw:text-style-name="P1" draw:layer="layout" svg:x1="8.954cm" svg:y1="5.485cm" svg:x2="8.954cm" svg:y2="6.19cm">
          <text:p/>
        </draw:line>
        <draw:line draw:style-name="gr6" draw:text-style-name="P1" draw:layer="layout" svg:x1="8.821cm" svg:y1="5.992cm" svg:x2="8.821cm" svg:y2="5.695cm">
          <text:p/>
        </draw:line>
        <draw:line draw:style-name="gr7" draw:text-style-name="P1" draw:layer="layout" svg:x1="10.118cm" svg:y1="2.551cm" svg:x2="11.108cm" svg:y2="2.551cm">
          <text:p/>
        </draw:line>
        <draw:line draw:style-name="gr7" draw:text-style-name="P1" draw:layer="layout" svg:x1="11.11cm" svg:y1="5.845cm" svg:x2="11.11cm" svg:y2="2.551cm">
          <text:p/>
        </draw:line>
        <draw:line draw:style-name="gr7" draw:text-style-name="P1" draw:layer="layout" svg:x1="8.945cm" svg:y1="5.844cm" svg:x2="11.114cm" svg:y2="5.844cm">
          <text:p/>
        </draw:line>
        <draw:line draw:style-name="gr7" draw:text-style-name="P1" draw:layer="layout" svg:x1="6.668cm" svg:y1="2.52cm" svg:x2="7.465cm" svg:y2="2.52cm">
          <text:p/>
        </draw:line>
        <draw:line draw:style-name="gr7" draw:text-style-name="P1" draw:layer="layout" svg:x1="6.664cm" svg:y1="5.842cm" svg:x2="6.664cm" svg:y2="2.519cm">
          <text:p/>
        </draw:line>
        <draw:line draw:style-name="gr7" draw:text-style-name="P1" draw:layer="layout" svg:x1="6.662cm" svg:y1="5.841cm" svg:x2="8.812cm" svg:y2="5.841cm">
          <text:p/>
        </draw:line>
        <draw:line draw:style-name="gr7" draw:text-style-name="P1" draw:layer="layout" svg:x1="8.808cm" svg:y1="4.515cm" svg:x2="8.807cm" svg:y2="3.601cm">
          <text:p/>
        </draw:line>
        <draw:line draw:style-name="gr7" draw:text-style-name="P1" draw:layer="layout" svg:x1="6.662cm" svg:y1="4.509cm" svg:x2="7.844cm" svg:y2="4.509cm">
          <text:p/>
        </draw:line>
        <draw:custom-shape draw:style-name="gr8" draw:text-style-name="P1" draw:layer="layout" svg:width="0.055cm" svg:height="0.055cm" svg:x="6.641cm" svg:y="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855cm" svg:y1="4.873cm" svg:x2="7.855cm" svg:y2="4.168cm">
          <text:p/>
        </draw:line>
        <draw:line draw:style-name="gr6" draw:text-style-name="P1" draw:layer="layout" svg:x1="7.988cm" svg:y1="4.366cm" svg:x2="7.988cm" svg:y2="4.663cm">
          <text:p/>
        </draw:line>
        <draw:line draw:style-name="gr7" draw:text-style-name="P1" draw:layer="layout" svg:x1="7.974cm" svg:y1="4.516cm" svg:x2="8.809cm" svg:y2="4.516cm">
          <text:p/>
        </draw:line>
        <draw:frame draw:style-name="gr9" draw:text-style-name="P1" draw:layer="layout" svg:width="0.809cm" svg:height="0.301cm" svg:x="8.409cm" svg:y="6.341cm">
          <draw:image xlink:href="Pictures/2000000100000243000000D8B95EBEA8.svm" xlink:type="simple" xlink:show="embed" xlink:actuate="onLoad">
            <text:p/>
          </draw:image>
        </draw:frame>
        <draw:frame draw:style-name="gr10" draw:text-style-name="P1" draw:layer="layout" svg:width="0.78cm" svg:height="0.301cm" svg:x="7.537cm" svg:y="4.931cm">
          <draw:image xlink:href="Pictures/200000010000022E000000D855B9F02F.svm" xlink:type="simple" xlink:show="embed" xlink:actuate="onLoad">
            <text:p/>
          </draw:image>
        </draw:frame>
        <draw:line draw:style-name="gr11" draw:text-style-name="P1" draw:layer="layout" svg:x1="11.355cm" svg:y1="4.497cm" svg:x2="11.355cm" svg:y2="3.241cm">
          <text:p/>
        </draw:line>
        <draw:frame draw:style-name="gr12" draw:text-style-name="P1" draw:layer="layout" svg:width="0.739cm" svg:height="0.414cm" svg:x="11.504cm" svg:y="3.673cm">
          <draw:image xlink:href="Pictures/2000000100000211000001290840249C.svm" xlink:type="simple" xlink:show="embed" xlink:actuate="onLoad">
            <text:p/>
          </draw:image>
        </draw:frame>
        <draw:frame draw:style-name="gr13" draw:text-style-name="P3" xml:id="id1" draw:id="id1" draw:layer="layout" svg:width="1.552cm" svg:height="0.848cm" svg:x="10.385cm" svg:y="0.264cm">
          <draw:text-box>
            <text:p text:style-name="P2"><text:span text:style-name="T1">ویران خطہ</text:span></text:p>
          </draw:text-box>
        </draw:frame>
        <draw:frame draw:style-name="gr14" draw:text-style-name="P1" draw:layer="layout" svg:width="0.26cm" svg:height="0.319cm" svg:x="8.631cm" svg:y="1.67cm">
          <draw:image xlink:href="Pictures/20000001000000BB000000E5B89C68BD.svm" xlink:type="simple" xlink:show="embed" xlink:actuate="onLoad">
            <text:p/>
          </draw:image>
        </draw:frame>
        <draw:frame draw:style-name="gr14" draw:text-style-name="P1" draw:layer="layout" svg:width="0.26cm" svg:height="0.319cm" svg:x="8.631cm" svg:y="3.082cm">
          <draw:image xlink:href="Pictures/20000001000000BB000000E5B89C68BD.svm" xlink:type="simple" xlink:show="embed" xlink:actuate="onLoad">
            <text:p/>
          </draw:image>
        </draw:frame>
        <draw:frame draw:style-name="gr15" draw:text-style-name="P1" draw:layer="layout" svg:width="0.272cm" svg:height="0.224cm" svg:x="8.625cm" svg:y="2.415cm">
          <draw:image xlink:href="Pictures/20000001000000C3000000A1D578F1D8.svm" xlink:type="simple" xlink:show="embed" xlink:actuate="onLoad">
            <text:p/>
          </draw:image>
        </draw:frame>
        <draw:connector draw:style-name="gr11" draw:text-style-name="P1" draw:layer="layout" draw:type="curve" draw:line-skew="2.517cm -1.714cm -0.605cm" svg:x1="10.385cm" svg:y1="0.688cm" svg:x2="9.577cm" svg:y2="1.7cm" draw:start-shape="id1" draw:start-glue-point="3" draw:end-shape="id2" draw:end-glue-point="4" svg:d="M10385 688c-666 0-443 370-627 370-183 0-185 642-181 642" svg:viewBox="0 0 810 1013">
          <text:p/>
        </draw:connector>
        <draw:custom-shape draw:style-name="gr1" draw:text-style-name="P1" draw:layer="layout" svg:width="1.395cm" svg:height="0.603cm" svg:x="1.816cm" svg:y="1.4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95cm" svg:height="0.592cm" svg:x="1.824cm" svg:y="2.9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45cm" svg:height="0.061cm" svg:x="2.099cm" svg:y="1.44cm">
          <draw:glue-point draw:id="4" svg:x="2.994cm" svg:y="-5.245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45cm" svg:height="0.061cm" svg:x="2.099cm" svg:y="3.5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71cm" svg:height="0.519cm" svg:x="3.786cm" svg:y="2.246cm">
          <draw:glue-point draw:id="4" svg:x="2.816cm" svg:y="-3.41cm"/>
          <draw:glue-point draw:id="5" svg:x="3.661cm" svg:y="-1.31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71cm" svg:height="0.519cm" svg:x="1.186cm" svg:y="2.246cm">
          <draw:glue-point draw:id="4" svg:x="-5.211cm" svg:y="-1.907cm"/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295cm" svg:height="0.361cm" svg:x="0.73cm" svg:y="2.022cm">
          <draw:image xlink:href="Pictures/20000001000000D400000103D65A644B.svm" xlink:type="simple" xlink:show="embed" xlink:actuate="onLoad">
            <text:p/>
          </draw:image>
        </draw:frame>
        <draw:frame draw:style-name="gr4" draw:text-style-name="P1" draw:layer="layout" svg:width="0.378cm" svg:height="0.337cm" svg:x="4.039cm" svg:y="2.046cm">
          <draw:image xlink:href="Pictures/200000010000010F000000F2CD2953B9.svm" xlink:type="simple" xlink:show="embed" xlink:actuate="onLoad">
            <text:p/>
          </draw:image>
        </draw:frame>
        <draw:frame draw:style-name="gr5" draw:text-style-name="P1" draw:layer="layout" svg:width="0.354cm" svg:height="0.361cm" svg:x="2.362cm" svg:y="0.978cm">
          <draw:image xlink:href="Pictures/20000001000000FE0000010314D69F58.svm" xlink:type="simple" xlink:show="embed" xlink:actuate="onLoad">
            <text:p/>
          </draw:image>
        </draw:frame>
        <draw:line draw:style-name="gr6" draw:text-style-name="P1" draw:layer="layout" svg:x1="2.67cm" svg:y1="5.463cm" svg:x2="2.67cm" svg:y2="6.168cm">
          <text:p/>
        </draw:line>
        <draw:line draw:style-name="gr6" draw:text-style-name="P1" draw:layer="layout" svg:x1="2.537cm" svg:y1="5.97cm" svg:x2="2.537cm" svg:y2="5.673cm">
          <text:p/>
        </draw:line>
        <draw:line draw:style-name="gr7" draw:text-style-name="P1" draw:layer="layout" svg:x1="3.834cm" svg:y1="2.529cm" svg:x2="4.824cm" svg:y2="2.529cm">
          <text:p/>
        </draw:line>
        <draw:line draw:style-name="gr7" draw:text-style-name="P1" draw:layer="layout" svg:x1="4.826cm" svg:y1="5.823cm" svg:x2="4.826cm" svg:y2="2.529cm">
          <text:p/>
        </draw:line>
        <draw:line draw:style-name="gr7" draw:text-style-name="P1" draw:layer="layout" svg:x1="2.661cm" svg:y1="5.822cm" svg:x2="4.83cm" svg:y2="5.822cm">
          <text:p/>
        </draw:line>
        <draw:line draw:style-name="gr7" draw:text-style-name="P1" draw:layer="layout" svg:x1="0.384cm" svg:y1="2.498cm" svg:x2="1.181cm" svg:y2="2.498cm">
          <text:p/>
        </draw:line>
        <draw:line draw:style-name="gr7" draw:text-style-name="P1" draw:layer="layout" svg:x1="0.38cm" svg:y1="5.82cm" svg:x2="0.38cm" svg:y2="2.497cm">
          <text:p/>
        </draw:line>
        <draw:line draw:style-name="gr7" draw:text-style-name="P1" draw:layer="layout" svg:x1="0.378cm" svg:y1="5.819cm" svg:x2="2.528cm" svg:y2="5.819cm">
          <text:p/>
        </draw:line>
        <draw:line draw:style-name="gr7" draw:text-style-name="P1" draw:layer="layout" svg:x1="2.524cm" svg:y1="4.493cm" svg:x2="2.523cm" svg:y2="3.579cm">
          <text:p/>
        </draw:line>
        <draw:line draw:style-name="gr7" draw:text-style-name="P1" draw:layer="layout" svg:x1="0.378cm" svg:y1="4.487cm" svg:x2="1.56cm" svg:y2="4.487cm">
          <text:p/>
        </draw:line>
        <draw:custom-shape draw:style-name="gr8" draw:text-style-name="P1" draw:layer="layout" svg:width="0.055cm" svg:height="0.055cm" svg:x="0.357cm" svg:y="4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571cm" svg:y1="4.851cm" svg:x2="1.571cm" svg:y2="4.146cm">
          <text:p/>
        </draw:line>
        <draw:line draw:style-name="gr6" draw:text-style-name="P1" draw:layer="layout" svg:x1="1.704cm" svg:y1="4.344cm" svg:x2="1.704cm" svg:y2="4.641cm">
          <text:p/>
        </draw:line>
        <draw:frame draw:style-name="gr5" draw:text-style-name="P1" draw:layer="layout" svg:width="0.354cm" svg:height="0.361cm" svg:x="2.693cm" svg:y="3.669cm">
          <draw:image xlink:href="Pictures/20000001000000FE0000010314D69F58.svm" xlink:type="simple" xlink:show="embed" xlink:actuate="onLoad">
            <text:p/>
          </draw:image>
        </draw:frame>
        <draw:line draw:style-name="gr7" draw:text-style-name="P1" draw:layer="layout" svg:x1="1.69cm" svg:y1="4.494cm" svg:x2="2.525cm" svg:y2="4.494cm">
          <text:p/>
        </draw:line>
        <draw:frame draw:style-name="gr9" draw:text-style-name="P1" draw:layer="layout" svg:width="0.809cm" svg:height="0.301cm" svg:x="2.172cm" svg:y="6.347cm">
          <draw:image xlink:href="Pictures/2000000100000243000000D8B95EBEA8.svm" xlink:type="simple" xlink:show="embed" xlink:actuate="onLoad">
            <text:p/>
          </draw:image>
        </draw:frame>
        <draw:frame draw:style-name="gr10" draw:text-style-name="P1" draw:layer="layout" svg:width="0.78cm" svg:height="0.301cm" svg:x="1.187cm" svg:y="4.964cm">
          <draw:image xlink:href="Pictures/200000010000022E000000D855B9F02F.svm" xlink:type="simple" xlink:show="embed" xlink:actuate="onLoad">
            <text:p/>
          </draw:image>
        </draw:frame>
        <draw:line draw:style-name="gr11" draw:text-style-name="P1" draw:layer="layout" svg:x1="5.071cm" svg:y1="4.475cm" svg:x2="5.071cm" svg:y2="3.219cm">
          <text:p/>
        </draw:line>
        <draw:frame draw:style-name="gr12" draw:text-style-name="P1" draw:layer="layout" svg:width="0.739cm" svg:height="0.414cm" svg:x="5.22cm" svg:y="3.651cm">
          <draw:image xlink:href="Pictures/2000000100000211000001290840249C.svm" xlink:type="simple" xlink:show="embed" xlink:actuate="onLoad">
            <text:p/>
          </draw:image>
        </draw:frame>
        <draw:frame draw:style-name="gr14" draw:text-style-name="P1" draw:layer="layout" svg:width="0.26cm" svg:height="0.319cm" svg:x="2.347cm" svg:y="1.648cm">
          <draw:image xlink:href="Pictures/20000001000000BB000000E5B89C68BD.svm" xlink:type="simple" xlink:show="embed" xlink:actuate="onLoad">
            <text:p/>
          </draw:image>
        </draw:frame>
        <draw:frame draw:style-name="gr14" draw:text-style-name="P1" draw:layer="layout" svg:width="0.26cm" svg:height="0.319cm" svg:x="2.347cm" svg:y="3.06cm">
          <draw:image xlink:href="Pictures/20000001000000BB000000E5B89C68BD.svm" xlink:type="simple" xlink:show="embed" xlink:actuate="onLoad">
            <text:p/>
          </draw:image>
        </draw:frame>
        <draw:frame draw:style-name="gr13" draw:text-style-name="P3" draw:layer="layout" svg:width="1.336cm" svg:height="0.848cm" svg:x="8.07cm" svg:y="6.658cm">
          <draw:text-box>
            <text:p text:style-name="P2"><text:span text:style-name="T1">کم مقدار</text:span></text:p>
          </draw:text-box>
        </draw:frame>
        <draw:line draw:style-name="gr11" draw:text-style-name="P1" draw:layer="layout" svg:x1="7.497cm" svg:y1="4.874cm" svg:x2="8.335cm" svg:y2="4.212cm">
          <text:p/>
        </draw:line>
        <draw:frame draw:style-name="gr16" draw:text-style-name="P3" xml:id="id3" draw:id="id3" draw:layer="layout" svg:width="2.955cm" svg:height="0.848cm" svg:x="3.831cm" svg:y="0.341cm">
          <draw:text-box>
            <text:p text:style-name="P2"><text:span text:style-name="T1">راہ دبوچہ گیا ہے</text:span></text:p>
          </draw:text-box>
        </draw:frame>
        <draw:connector draw:style-name="gr11" draw:text-style-name="P1" draw:layer="layout" draw:type="curve" draw:line-skew="0.297cm 1.09cm -3.878cm" svg:x1="3.831cm" svg:y1="0.765cm" svg:x2="3.572cm" svg:y2="2.426cm" draw:start-shape="id3" draw:start-glue-point="3" draw:end-shape="id4" draw:end-glue-point="5" svg:d="M3831 765c-304 0-203 166-313 166s-192 1495 54 1495" svg:viewBox="0 0 421 1662">
          <text:p/>
        </draw:connector>
        <draw:line draw:style-name="gr11" draw:text-style-name="P1" draw:layer="layout" svg:x1="8.996cm" svg:y1="4.542cm" svg:x2="8.996cm" svg:y2="3.792cm">
          <text:p/>
        </draw:line>
        <draw:frame draw:style-name="gr13" draw:text-style-name="P4" draw:layer="layout" svg:width="0.869cm" svg:height="0.916cm" svg:x="11.73cm" svg:y="5.865cm">
          <draw:text-box>
            <text:p text:style-name="P4"><text:span text:style-name="T2">(</text:span><text:span text:style-name="T3">ا</text:span><text:span text:style-name="T2">)</text:span></text:p>
          </draw:text-box>
        </draw:frame>
        <draw:frame draw:style-name="gr13" draw:text-style-name="P4" draw:layer="layout" svg:width="1.132cm" svg:height="0.916cm" svg:x="4.257cm" svg:y="5.866cm">
          <draw:text-box>
            <text:p text:style-name="P4"><text:span text:style-name="T2">(</text:span><text:span text:style-name="T3">ب</text:span><text:span text:style-name="T2">)</text:span></text:p>
          </draw:text-box>
        </draw:frame>
        <draw:frame draw:style-name="gr17" draw:text-style-name="P1" draw:layer="layout" svg:width="1.378cm" svg:height="0.414cm" svg:x="9.137cm" svg:y="4.026cm">
          <draw:image xlink:href="Pictures/20000001000003D90000012986DE52E8.svm" xlink:type="simple" xlink:show="embed" xlink:actuate="onLoad">
            <text:p/>
          </draw:image>
        </draw:frame>
        <draw:line draw:style-name="gr7" draw:text-style-name="P1" draw:layer="layout" svg:x1="6.494cm" svg:y1="6.08cm" svg:x2="6.85cm" svg:y2="6.08cm">
          <text:p/>
        </draw:line>
        <draw:line draw:style-name="gr7" draw:text-style-name="P1" draw:layer="layout" svg:x1="6.564cm" svg:y1="6.145cm" svg:x2="6.779cm" svg:y2="6.145cm">
          <text:p/>
        </draw:line>
        <draw:line draw:style-name="gr7" draw:text-style-name="P1" draw:layer="layout" svg:x1="6.643cm" svg:y1="6.196cm" svg:x2="6.701cm" svg:y2="6.196cm">
          <text:p/>
        </draw:line>
        <draw:line draw:style-name="gr7" draw:text-style-name="P1" draw:layer="layout" svg:x1="6.665cm" svg:y1="5.838cm" svg:x2="6.665cm" svg:y2="6.077cm">
          <text:p/>
        </draw:line>
        <draw:custom-shape draw:style-name="gr8" draw:text-style-name="P1" draw:layer="layout" svg:width="0.055cm" svg:height="0.055cm" svg:x="6.637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0.209cm" svg:y1="6.06cm" svg:x2="0.565cm" svg:y2="6.06cm">
          <text:p/>
        </draw:line>
        <draw:line draw:style-name="gr7" draw:text-style-name="P1" draw:layer="layout" svg:x1="0.279cm" svg:y1="6.125cm" svg:x2="0.494cm" svg:y2="6.125cm">
          <text:p/>
        </draw:line>
        <draw:line draw:style-name="gr7" draw:text-style-name="P1" draw:layer="layout" svg:x1="0.358cm" svg:y1="6.176cm" svg:x2="0.416cm" svg:y2="6.176cm">
          <text:p/>
        </draw:line>
        <draw:line draw:style-name="gr7" draw:text-style-name="P1" draw:layer="layout" svg:x1="0.38cm" svg:y1="5.818cm" svg:x2="0.38cm" svg:y2="6.057cm">
          <text:p/>
        </draw:line>
        <draw:custom-shape draw:style-name="gr8" draw:text-style-name="P1" draw:layer="layout" svg:width="0.055cm" svg:height="0.055cm" svg:x="0.352cm" svg:y="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0.748cm" svg:height="0.729cm" svg:x="9.195cm" svg:y="6.129cm">
          <draw:text-box>
            <text:p><text:span text:style-name="T4">+</text:span></text:p>
          </draw:text-box>
        </draw:frame>
        <draw:frame draw:style-name="gr13" draw:text-style-name="P5" draw:layer="layout" svg:width="0.642cm" svg:height="0.729cm" svg:x="7.827cm" svg:y="6.129cm">
          <draw:text-box>
            <text:p><text:span text:style-name="T4">-</text:span></text:p>
          </draw:text-box>
        </draw:frame>
        <draw:frame draw:style-name="gr13" draw:text-style-name="P5" draw:layer="layout" svg:width="0.748cm" svg:height="0.729cm" svg:x="8.335cm" svg:y="4.719cm">
          <draw:text-box>
            <text:p><text:span text:style-name="T4">+</text:span></text:p>
          </draw:text-box>
        </draw:frame>
        <draw:frame draw:style-name="gr13" draw:text-style-name="P5" draw:layer="layout" svg:width="0.642cm" svg:height="0.729cm" svg:x="6.967cm" svg:y="4.719cm">
          <draw:text-box>
            <text:p><text:span text:style-name="T4">-</text:span></text:p>
          </draw:text-box>
        </draw:frame>
        <draw:line draw:style-name="gr11" draw:text-style-name="P1" draw:layer="layout" svg:x1="2.183cm" svg:y1="6.153cm" svg:x2="3.021cm" svg:y2="5.491cm">
          <text:p/>
        </draw:line>
        <draw:frame draw:style-name="gr13" draw:text-style-name="P5" draw:layer="layout" svg:width="0.748cm" svg:height="0.729cm" svg:x="2.934cm" svg:y="6.174cm">
          <draw:text-box>
            <text:p><text:span text:style-name="T4">+</text:span></text:p>
          </draw:text-box>
        </draw:frame>
        <draw:frame draw:style-name="gr13" draw:text-style-name="P5" draw:layer="layout" svg:width="0.642cm" svg:height="0.729cm" svg:x="1.587cm" svg:y="6.086cm">
          <draw:text-box>
            <text:p><text:span text:style-name="T4">-</text:span></text:p>
          </draw:text-box>
        </draw:frame>
        <draw:frame draw:style-name="gr13" draw:text-style-name="P5" draw:layer="layout" svg:width="0.748cm" svg:height="0.729cm" svg:x="1.897cm" svg:y="4.697cm">
          <draw:text-box>
            <text:p><text:span text:style-name="T4">+</text:span></text:p>
          </draw:text-box>
        </draw:frame>
        <draw:frame draw:style-name="gr13" draw:text-style-name="P5" draw:layer="layout" svg:width="0.642cm" svg:height="0.729cm" svg:x="0.529cm" svg:y="4.697cm">
          <draw:text-box>
            <text:p><text:span text:style-name="T4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7.8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date>2017-03-28T17:08:08.590722798</dc:date>
    <meta:editing-duration>PT2H41S</meta:editing-duration>
    <meta:editing-cycles>29</meta:editing-cycles>
    <meta:document-statistic meta:object-count="95"/>
  </office:meta>
</office:document-meta>
</file>